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4_d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9896" calcext:value-type="float">
            <text:p>3.00000989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52783" calcext:value-type="float">
            <text:p>1.652783</text:p>
          </table:table-cell>
          <table:table-cell/>
          <table:table-cell office:value-type="float" office:value="8.263914" calcext:value-type="float">
            <text:p>8.2639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72636" calcext:value-type="float">
            <text:p>2.172636</text:p>
          </table:table-cell>
          <table:table-cell/>
          <table:table-cell office:value-type="float" office:value="10.86318" calcext:value-type="float">
            <text:p>10.863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24817" calcext:value-type="float">
            <text:p>2.124817</text:p>
          </table:table-cell>
          <table:table-cell/>
          <table:table-cell office:value-type="float" office:value="10.624084" calcext:value-type="float">
            <text:p>10.6240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95843" calcext:value-type="float">
            <text:p>2.295843</text:p>
          </table:table-cell>
          <table:table-cell/>
          <table:table-cell office:value-type="float" office:value="11.479215" calcext:value-type="float">
            <text:p>11.4792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516459" calcext:value-type="float">
            <text:p>1.516459</text:p>
          </table:table-cell>
          <table:table-cell/>
          <table:table-cell office:value-type="float" office:value="7.582295" calcext:value-type="float">
            <text:p>7.5822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64449" calcext:value-type="float">
            <text:p>1.964449</text:p>
          </table:table-cell>
          <table:table-cell/>
          <table:table-cell office:value-type="float" office:value="9.822246" calcext:value-type="float">
            <text:p>9.8222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22407" calcext:value-type="float">
            <text:p>2.322407</text:p>
          </table:table-cell>
          <table:table-cell/>
          <table:table-cell office:value-type="float" office:value="11.612036" calcext:value-type="float">
            <text:p>11.6120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83944" calcext:value-type="float">
            <text:p>2.383944</text:p>
          </table:table-cell>
          <table:table-cell/>
          <table:table-cell office:value-type="float" office:value="11.919722" calcext:value-type="float">
            <text:p>11.9197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414342" calcext:value-type="float">
            <text:p>1.414342</text:p>
          </table:table-cell>
          <table:table-cell/>
          <table:table-cell office:value-type="float" office:value="7.071711" calcext:value-type="float">
            <text:p>7.0717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06897" calcext:value-type="float">
            <text:p>2.106897</text:p>
          </table:table-cell>
          <table:table-cell/>
          <table:table-cell office:value-type="float" office:value="10.534485" calcext:value-type="float">
            <text:p>10.5344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29284" calcext:value-type="float">
            <text:p>1.929284</text:p>
          </table:table-cell>
          <table:table-cell/>
          <table:table-cell office:value-type="float" office:value="9.646421" calcext:value-type="float">
            <text:p>9.6464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17894" calcext:value-type="float">
            <text:p>2.117894</text:p>
          </table:table-cell>
          <table:table-cell/>
          <table:table-cell office:value-type="float" office:value="10.58947" calcext:value-type="float">
            <text:p>10.589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32507" calcext:value-type="float">
            <text:p>2.032507</text:p>
          </table:table-cell>
          <table:table-cell/>
          <table:table-cell office:value-type="float" office:value="10.162537" calcext:value-type="float">
            <text:p>10.1625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1876" calcext:value-type="float">
            <text:p>1.931876</text:p>
          </table:table-cell>
          <table:table-cell/>
          <table:table-cell office:value-type="float" office:value="9.659382" calcext:value-type="float">
            <text:p>9.659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58724" calcext:value-type="float">
            <text:p>2.158724</text:p>
          </table:table-cell>
          <table:table-cell/>
          <table:table-cell office:value-type="float" office:value="10.793618" calcext:value-type="float">
            <text:p>10.7936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55418" calcext:value-type="float">
            <text:p>2.155418</text:p>
          </table:table-cell>
          <table:table-cell/>
          <table:table-cell office:value-type="float" office:value="10.777091" calcext:value-type="float">
            <text:p>10.7770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6875" calcext:value-type="float">
            <text:p>1.86875</text:p>
          </table:table-cell>
          <table:table-cell/>
          <table:table-cell office:value-type="float" office:value="9.34375" calcext:value-type="float">
            <text:p>9.343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44638" calcext:value-type="float">
            <text:p>1.644638</text:p>
          </table:table-cell>
          <table:table-cell/>
          <table:table-cell office:value-type="float" office:value="8.22319" calcext:value-type="float">
            <text:p>8.223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46572" calcext:value-type="float">
            <text:p>2.346572</text:p>
          </table:table-cell>
          <table:table-cell/>
          <table:table-cell office:value-type="float" office:value="11.732858" calcext:value-type="float">
            <text:p>11.7328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75646" calcext:value-type="float">
            <text:p>1.875646</text:p>
          </table:table-cell>
          <table:table-cell/>
          <table:table-cell office:value-type="float" office:value="9.378231" calcext:value-type="float">
            <text:p>9.3782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36205" calcext:value-type="float">
            <text:p>2.036205</text:p>
          </table:table-cell>
          <table:table-cell/>
          <table:table-cell office:value-type="float" office:value="10.181023" calcext:value-type="float">
            <text:p>10.1810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90422" calcext:value-type="float">
            <text:p>1.990422</text:p>
          </table:table-cell>
          <table:table-cell/>
          <table:table-cell office:value-type="float" office:value="9.952109" calcext:value-type="float">
            <text:p>9.9521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67452" calcext:value-type="float">
            <text:p>1.767452</text:p>
          </table:table-cell>
          <table:table-cell/>
          <table:table-cell office:value-type="float" office:value="8.83726" calcext:value-type="float">
            <text:p>8.837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97887" calcext:value-type="float">
            <text:p>1.797887</text:p>
          </table:table-cell>
          <table:table-cell/>
          <table:table-cell office:value-type="float" office:value="8.989433" calcext:value-type="float">
            <text:p>8.9894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432508" calcext:value-type="float">
            <text:p>1.432508</text:p>
          </table:table-cell>
          <table:table-cell/>
          <table:table-cell office:value-type="float" office:value="7.162541" calcext:value-type="float">
            <text:p>7.1625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28435" calcext:value-type="float">
            <text:p>1.928435</text:p>
          </table:table-cell>
          <table:table-cell/>
          <table:table-cell office:value-type="float" office:value="9.642174" calcext:value-type="float">
            <text:p>9.64217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80141" calcext:value-type="float">
            <text:p>2.180141</text:p>
          </table:table-cell>
          <table:table-cell/>
          <table:table-cell office:value-type="float" office:value="10.900704" calcext:value-type="float">
            <text:p>10.9007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69256" calcext:value-type="float">
            <text:p>1.869256</text:p>
          </table:table-cell>
          <table:table-cell/>
          <table:table-cell office:value-type="float" office:value="9.346279" calcext:value-type="float">
            <text:p>9.3462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02055" calcext:value-type="float">
            <text:p>1.902055</text:p>
          </table:table-cell>
          <table:table-cell/>
          <table:table-cell office:value-type="float" office:value="9.510274" calcext:value-type="float">
            <text:p>9.51027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50844" calcext:value-type="float">
            <text:p>2.350844</text:p>
          </table:table-cell>
          <table:table-cell/>
          <table:table-cell office:value-type="float" office:value="11.754222" calcext:value-type="float">
            <text:p>11.7542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64476" calcext:value-type="float">
            <text:p>2.264476</text:p>
          </table:table-cell>
          <table:table-cell/>
          <table:table-cell office:value-type="float" office:value="11.322382" calcext:value-type="float">
            <text:p>11.322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10784" calcext:value-type="float">
            <text:p>2.210784</text:p>
          </table:table-cell>
          <table:table-cell/>
          <table:table-cell office:value-type="float" office:value="11.05392" calcext:value-type="float">
            <text:p>11.053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35527" calcext:value-type="float">
            <text:p>1.835527</text:p>
          </table:table-cell>
          <table:table-cell/>
          <table:table-cell office:value-type="float" office:value="9.177633" calcext:value-type="float">
            <text:p>9.1776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28351" calcext:value-type="float">
            <text:p>2.028351</text:p>
          </table:table-cell>
          <table:table-cell/>
          <table:table-cell office:value-type="float" office:value="10.141755" calcext:value-type="float">
            <text:p>10.1417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30227" calcext:value-type="float">
            <text:p>2.330227</text:p>
          </table:table-cell>
          <table:table-cell/>
          <table:table-cell office:value-type="float" office:value="11.651134" calcext:value-type="float">
            <text:p>11.6511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83229" calcext:value-type="float">
            <text:p>2.283229</text:p>
          </table:table-cell>
          <table:table-cell/>
          <table:table-cell office:value-type="float" office:value="11.416143" calcext:value-type="float">
            <text:p>11.41614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96708" calcext:value-type="float">
            <text:p>2.096708</text:p>
          </table:table-cell>
          <table:table-cell/>
          <table:table-cell office:value-type="float" office:value="10.48354" calcext:value-type="float">
            <text:p>10.483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93164" calcext:value-type="float">
            <text:p>2.193164</text:p>
          </table:table-cell>
          <table:table-cell/>
          <table:table-cell office:value-type="float" office:value="10.96582" calcext:value-type="float">
            <text:p>10.965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81899" calcext:value-type="float">
            <text:p>1.881899</text:p>
          </table:table-cell>
          <table:table-cell/>
          <table:table-cell office:value-type="float" office:value="9.409497" calcext:value-type="float">
            <text:p>9.4094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6097" calcext:value-type="float">
            <text:p>2.16097</text:p>
          </table:table-cell>
          <table:table-cell/>
          <table:table-cell office:value-type="float" office:value="10.804848" calcext:value-type="float">
            <text:p>10.8048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58817" calcext:value-type="float">
            <text:p>2.158817</text:p>
          </table:table-cell>
          <table:table-cell/>
          <table:table-cell office:value-type="float" office:value="10.794084" calcext:value-type="float">
            <text:p>10.7940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98203" calcext:value-type="float">
            <text:p>1.698203</text:p>
          </table:table-cell>
          <table:table-cell/>
          <table:table-cell office:value-type="float" office:value="8.491016" calcext:value-type="float">
            <text:p>8.4910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13601" calcext:value-type="float">
            <text:p>1.813601</text:p>
          </table:table-cell>
          <table:table-cell/>
          <table:table-cell office:value-type="float" office:value="9.068006" calcext:value-type="float">
            <text:p>9.0680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47304" calcext:value-type="float">
            <text:p>1.947304</text:p>
          </table:table-cell>
          <table:table-cell/>
          <table:table-cell office:value-type="float" office:value="9.736522" calcext:value-type="float">
            <text:p>9.7365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0045" calcext:value-type="float">
            <text:p>1.930045</text:p>
          </table:table-cell>
          <table:table-cell/>
          <table:table-cell office:value-type="float" office:value="9.650227" calcext:value-type="float">
            <text:p>9.6502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2944" calcext:value-type="float">
            <text:p>1.72944</text:p>
          </table:table-cell>
          <table:table-cell/>
          <table:table-cell office:value-type="float" office:value="8.647201" calcext:value-type="float">
            <text:p>8.6472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89991" calcext:value-type="float">
            <text:p>1.889991</text:p>
          </table:table-cell>
          <table:table-cell/>
          <table:table-cell office:value-type="float" office:value="9.449957" calcext:value-type="float">
            <text:p>9.4499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59391" calcext:value-type="float">
            <text:p>1.659391</text:p>
          </table:table-cell>
          <table:table-cell/>
          <table:table-cell office:value-type="float" office:value="8.296955" calcext:value-type="float">
            <text:p>8.2969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49628" calcext:value-type="float">
            <text:p>2.49628</text:p>
          </table:table-cell>
          <table:table-cell/>
          <table:table-cell office:value-type="float" office:value="12.4814" calcext:value-type="float">
            <text:p>12.48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29837" calcext:value-type="float">
            <text:p>2.029837</text:p>
          </table:table-cell>
          <table:table-cell/>
          <table:table-cell office:value-type="float" office:value="10.149184" calcext:value-type="float">
            <text:p>10.1491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50428" calcext:value-type="float">
            <text:p>1.850428</text:p>
          </table:table-cell>
          <table:table-cell/>
          <table:table-cell office:value-type="float" office:value="9.252139" calcext:value-type="float">
            <text:p>9.2521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46115" calcext:value-type="float">
            <text:p>2.146115</text:p>
          </table:table-cell>
          <table:table-cell/>
          <table:table-cell office:value-type="float" office:value="10.730574" calcext:value-type="float">
            <text:p>10.73057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440633" calcext:value-type="float">
            <text:p>2.440633</text:p>
          </table:table-cell>
          <table:table-cell/>
          <table:table-cell office:value-type="float" office:value="12.203164" calcext:value-type="float">
            <text:p>12.2031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52332" calcext:value-type="float">
            <text:p>1.952332</text:p>
          </table:table-cell>
          <table:table-cell/>
          <table:table-cell office:value-type="float" office:value="9.761661" calcext:value-type="float">
            <text:p>9.7616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41428" calcext:value-type="float">
            <text:p>2.241428</text:p>
          </table:table-cell>
          <table:table-cell/>
          <table:table-cell office:value-type="float" office:value="11.207139" calcext:value-type="float">
            <text:p>11.2071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15305" calcext:value-type="float">
            <text:p>2.315305</text:p>
          </table:table-cell>
          <table:table-cell/>
          <table:table-cell office:value-type="float" office:value="11.576527" calcext:value-type="float">
            <text:p>11.5765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33872" calcext:value-type="float">
            <text:p>2.133872</text:p>
          </table:table-cell>
          <table:table-cell/>
          <table:table-cell office:value-type="float" office:value="10.669362" calcext:value-type="float">
            <text:p>10.6693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4818" calcext:value-type="float">
            <text:p>1.64818</text:p>
          </table:table-cell>
          <table:table-cell/>
          <table:table-cell office:value-type="float" office:value="8.240898" calcext:value-type="float">
            <text:p>8.24089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49464" calcext:value-type="float">
            <text:p>1.749464</text:p>
          </table:table-cell>
          <table:table-cell/>
          <table:table-cell office:value-type="float" office:value="8.74732" calcext:value-type="float">
            <text:p>8.747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00834" calcext:value-type="float">
            <text:p>2.100834</text:p>
          </table:table-cell>
          <table:table-cell/>
          <table:table-cell office:value-type="float" office:value="10.504169" calcext:value-type="float">
            <text:p>10.50416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83308" calcext:value-type="float">
            <text:p>2.283308</text:p>
          </table:table-cell>
          <table:table-cell/>
          <table:table-cell office:value-type="float" office:value="11.416542" calcext:value-type="float">
            <text:p>11.4165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64279" calcext:value-type="float">
            <text:p>1.664279</text:p>
          </table:table-cell>
          <table:table-cell/>
          <table:table-cell office:value-type="float" office:value="8.321393" calcext:value-type="float">
            <text:p>8.3213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4254" calcext:value-type="float">
            <text:p>1.934254</text:p>
          </table:table-cell>
          <table:table-cell/>
          <table:table-cell office:value-type="float" office:value="9.67127" calcext:value-type="float">
            <text:p>9.671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3291" calcext:value-type="float">
            <text:p>2.13291</text:p>
          </table:table-cell>
          <table:table-cell/>
          <table:table-cell office:value-type="float" office:value="10.664552" calcext:value-type="float">
            <text:p>10.6645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79088" calcext:value-type="float">
            <text:p>1.879088</text:p>
          </table:table-cell>
          <table:table-cell/>
          <table:table-cell office:value-type="float" office:value="9.395442" calcext:value-type="float">
            <text:p>9.3954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13095" calcext:value-type="float">
            <text:p>2.213095</text:p>
          </table:table-cell>
          <table:table-cell/>
          <table:table-cell office:value-type="float" office:value="11.065475" calcext:value-type="float">
            <text:p>11.0654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67081" calcext:value-type="float">
            <text:p>1.767081</text:p>
          </table:table-cell>
          <table:table-cell/>
          <table:table-cell office:value-type="float" office:value="8.835406" calcext:value-type="float">
            <text:p>8.8354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0276" calcext:value-type="float">
            <text:p>1.930276</text:p>
          </table:table-cell>
          <table:table-cell/>
          <table:table-cell office:value-type="float" office:value="9.651382" calcext:value-type="float">
            <text:p>9.651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49253" calcext:value-type="float">
            <text:p>2.149253</text:p>
          </table:table-cell>
          <table:table-cell/>
          <table:table-cell office:value-type="float" office:value="10.746266" calcext:value-type="float">
            <text:p>10.7462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64112" calcext:value-type="float">
            <text:p>2.064112</text:p>
          </table:table-cell>
          <table:table-cell/>
          <table:table-cell office:value-type="float" office:value="10.320559" calcext:value-type="float">
            <text:p>10.32055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72918" calcext:value-type="float">
            <text:p>2.172918</text:p>
          </table:table-cell>
          <table:table-cell/>
          <table:table-cell office:value-type="float" office:value="10.86459" calcext:value-type="float">
            <text:p>10.8645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92499" calcext:value-type="float">
            <text:p>2.192499</text:p>
          </table:table-cell>
          <table:table-cell/>
          <table:table-cell office:value-type="float" office:value="10.962496" calcext:value-type="float">
            <text:p>10.9624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30079" calcext:value-type="float">
            <text:p>2.230079</text:p>
          </table:table-cell>
          <table:table-cell/>
          <table:table-cell office:value-type="float" office:value="11.150397" calcext:value-type="float">
            <text:p>11.1503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76529" calcext:value-type="float">
            <text:p>2.276529</text:p>
          </table:table-cell>
          <table:table-cell/>
          <table:table-cell office:value-type="float" office:value="11.382647" calcext:value-type="float">
            <text:p>11.3826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47656" calcext:value-type="float">
            <text:p>1.947656</text:p>
          </table:table-cell>
          <table:table-cell/>
          <table:table-cell office:value-type="float" office:value="9.738282" calcext:value-type="float">
            <text:p>9.7382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07592" calcext:value-type="float">
            <text:p>2.007592</text:p>
          </table:table-cell>
          <table:table-cell/>
          <table:table-cell office:value-type="float" office:value="10.037961" calcext:value-type="float">
            <text:p>10.0379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70335" calcext:value-type="float">
            <text:p>2.370335</text:p>
          </table:table-cell>
          <table:table-cell/>
          <table:table-cell office:value-type="float" office:value="11.851675" calcext:value-type="float">
            <text:p>11.8516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95766" calcext:value-type="float">
            <text:p>1.695766</text:p>
          </table:table-cell>
          <table:table-cell/>
          <table:table-cell office:value-type="float" office:value="8.478829" calcext:value-type="float">
            <text:p>8.4788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29224" calcext:value-type="float">
            <text:p>1.629224</text:p>
          </table:table-cell>
          <table:table-cell/>
          <table:table-cell office:value-type="float" office:value="8.146121" calcext:value-type="float">
            <text:p>8.1461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17544" calcext:value-type="float">
            <text:p>1.917544</text:p>
          </table:table-cell>
          <table:table-cell/>
          <table:table-cell office:value-type="float" office:value="9.587721" calcext:value-type="float">
            <text:p>9.5877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33827" calcext:value-type="float">
            <text:p>1.733827</text:p>
          </table:table-cell>
          <table:table-cell/>
          <table:table-cell office:value-type="float" office:value="8.669136" calcext:value-type="float">
            <text:p>8.6691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03963" calcext:value-type="float">
            <text:p>2.003963</text:p>
          </table:table-cell>
          <table:table-cell/>
          <table:table-cell office:value-type="float" office:value="10.019817" calcext:value-type="float">
            <text:p>10.0198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83495" calcext:value-type="float">
            <text:p>1.983495</text:p>
          </table:table-cell>
          <table:table-cell/>
          <table:table-cell office:value-type="float" office:value="9.917477" calcext:value-type="float">
            <text:p>9.9174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78098" calcext:value-type="float">
            <text:p>1.678098</text:p>
          </table:table-cell>
          <table:table-cell/>
          <table:table-cell office:value-type="float" office:value="8.390491" calcext:value-type="float">
            <text:p>8.3904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34728" calcext:value-type="float">
            <text:p>2.234728</text:p>
          </table:table-cell>
          <table:table-cell/>
          <table:table-cell office:value-type="float" office:value="11.173642" calcext:value-type="float">
            <text:p>11.1736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9825" calcext:value-type="float">
            <text:p>1.79825</text:p>
          </table:table-cell>
          <table:table-cell/>
          <table:table-cell office:value-type="float" office:value="8.991251" calcext:value-type="float">
            <text:p>8.9912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73131" calcext:value-type="float">
            <text:p>2.073131</text:p>
          </table:table-cell>
          <table:table-cell/>
          <table:table-cell office:value-type="float" office:value="10.365653" calcext:value-type="float">
            <text:p>10.3656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426401" calcext:value-type="float">
            <text:p>2.426401</text:p>
          </table:table-cell>
          <table:table-cell/>
          <table:table-cell office:value-type="float" office:value="12.132005" calcext:value-type="float">
            <text:p>12.1320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00585" calcext:value-type="float">
            <text:p>2.000585</text:p>
          </table:table-cell>
          <table:table-cell/>
          <table:table-cell office:value-type="float" office:value="10.002924" calcext:value-type="float">
            <text:p>10.0029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6393" calcext:value-type="float">
            <text:p>1.66393</text:p>
          </table:table-cell>
          <table:table-cell/>
          <table:table-cell office:value-type="float" office:value="8.319651" calcext:value-type="float">
            <text:p>8.3196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589554" calcext:value-type="float">
            <text:p>2.589554</text:p>
          </table:table-cell>
          <table:table-cell/>
          <table:table-cell office:value-type="float" office:value="12.947768" calcext:value-type="float">
            <text:p>12.94776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73035" calcext:value-type="float">
            <text:p>1.973035</text:p>
          </table:table-cell>
          <table:table-cell/>
          <table:table-cell office:value-type="float" office:value="9.865176" calcext:value-type="float">
            <text:p>9.8651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9781" calcext:value-type="float">
            <text:p>2.019781</text:p>
          </table:table-cell>
          <table:table-cell/>
          <table:table-cell office:value-type="float" office:value="10.098905" calcext:value-type="float">
            <text:p>10.0989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47108" calcext:value-type="float">
            <text:p>1.847108</text:p>
          </table:table-cell>
          <table:table-cell/>
          <table:table-cell office:value-type="float" office:value="9.235539" calcext:value-type="float">
            <text:p>9.2355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81427" calcext:value-type="float">
            <text:p>1.881427</text:p>
          </table:table-cell>
          <table:table-cell/>
          <table:table-cell office:value-type="float" office:value="9.407135" calcext:value-type="float">
            <text:p>9.4071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64119" calcext:value-type="float">
            <text:p>1.864119</text:p>
          </table:table-cell>
          <table:table-cell/>
          <table:table-cell office:value-type="float" office:value="9.320596" calcext:value-type="float">
            <text:p>9.3205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67134" calcext:value-type="float">
            <text:p>1.967134</text:p>
          </table:table-cell>
          <table:table-cell/>
          <table:table-cell office:value-type="float" office:value="9.83567" calcext:value-type="float">
            <text:p>9.835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80959" calcext:value-type="float">
            <text:p>1.780959</text:p>
          </table:table-cell>
          <table:table-cell/>
          <table:table-cell office:value-type="float" office:value="8.904795" calcext:value-type="float">
            <text:p>8.9047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07973" calcext:value-type="float">
            <text:p>1.907973</text:p>
          </table:table-cell>
          <table:table-cell/>
          <table:table-cell office:value-type="float" office:value="9.539865" calcext:value-type="float">
            <text:p>9.53986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0206" calcext:value-type="float">
            <text:p>2.010206</text:p>
          </table:table-cell>
          <table:table-cell/>
          <table:table-cell office:value-type="float" office:value="10.051031" calcext:value-type="float">
            <text:p>10.051031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5.1.4.2$Linux_X86_64 LibreOffice_project/10m0$Build-2</meta:generator>
  </office:meta>
</office:document-meta>
</file>